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fo:language="en" fo:country="AU" officeooo:rsid="0010938f" officeooo:paragraph-rsid="0010938f" style:font-name-asian="FreeMono" style:font-name-complex="FreeMono"/>
    </style:style>
    <style:style style:name="P2" style:family="paragraph" style:parent-style-name="Standard" style:list-style-name="L1">
      <style:paragraph-properties fo:margin-top="0.3cm" fo:margin-bottom="0.199cm" loext:contextual-spacing="false" fo:text-align="justify" style:justify-single-word="false" style:writing-mode="page">
        <style:tab-stops/>
      </style:paragraph-properties>
    </style:style>
    <style:style style:name="P3" style:family="paragraph" style:parent-style-name="Standard" style:list-style-name="L1">
      <style:paragraph-properties fo:margin-top="0.3cm" fo:margin-bottom="0.199cm" loext:contextual-spacing="false" fo:text-align="justify" style:justify-single-word="false" style:writing-mode="page">
        <style:tab-stops/>
      </style:paragraph-properties>
      <style:text-properties officeooo:paragraph-rsid="00135209"/>
    </style:style>
    <style:style style:name="P4" style:family="paragraph" style:parent-style-name="Heading_20_2">
      <style:text-properties style:font-name="Times" fo:font-size="12pt" fo:language="en" fo:country="AU" style:font-size-asian="12pt" style:font-size-complex="12pt"/>
    </style:style>
    <style:style style:name="P5" style:family="paragraph" style:parent-style-name="Heading_20_1">
      <style:text-properties style:font-name="Times" fo:font-size="12pt" fo:language="en" fo:country="AU" officeooo:rsid="0010938f" officeooo:paragraph-rsid="0010938f" style:font-name-asian="HG Mincho Light J" style:font-size-asian="12pt" style:font-name-complex="Tahoma" style:font-size-complex="12pt"/>
    </style:style>
    <style:style style:name="T1" style:family="text">
      <style:text-properties officeooo:rsid="001240ba"/>
    </style:style>
    <style:style style:name="T2" style:family="text">
      <style:text-properties officeooo:rsid="00135209"/>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Ingredients</text:h>
      <text:p text:style-name="P1">1 tablespoon oil</text:p>
      <text:p text:style-name="P1">1 large onion</text:p>
      <text:p text:style-name="P1">1 red pepper</text:p>
      <text:p text:style-name="P1">2 garlic cloves</text:p>
      <text:p text:style-name="P1">1 teaspoon chilli powder</text:p>
      <text:p text:style-name="P1">1 teaspoon paprika</text:p>
      <text:p text:style-name="P1">1 teaspoon ground cumin</text:p>
      <text:p text:style-name="P1">500g minced beef</text:p>
      <text:p text:style-name="P1">1 beef stock cube</text:p>
      <text:p text:style-name="P1">400g chopped tomatoes</text:p>
      <text:p text:style-name="P1">½ teaspoon dried marjoram</text:p>
      <text:p text:style-name="P1">1 teaspoon sugar</text:p>
      <text:p text:style-name="P1">2 tablespoon tomato puree</text:p>
      <text:p text:style-name="P1">410g can red kidney beans</text:p>
      <text:h text:style-name="P4" text:outline-level="2">Method</text:h>
      <text:list xml:id="list1634052087" text:style-name="L1">
        <text:list-item>
          <text:p text:style-name="P2">Prepare vegetables. Chop 1 large onion into small dice, about 5mm square. <text:line-break/>Cut 1 red pepper in half lengthways, remove stalk and wash the seeds away, then chop. <text:line-break/>Peel and finely chop 2 garlic cloves.</text:p>
        </text:list-item>
        <text:list-item>
          <text:p text:style-name="P3">Start cooking. Put your pan on the hob over a medium heat. Add the oil and leave it for 1-2 minutes until hot. Add the onions and cook, stirring fairly frequently, for about 5 minutes, or until the onions are soft <text:span text:style-name="T2">and </text:span>translucent. Tip in the garlic, red pepper, 1 heaped <text:span text:style-name="T1">teaspoon</text:span> hot chilli powder or 1 level <text:span text:style-name="T1">tablespoon </text:span>mild chilli powder, 1 <text:span text:style-name="T2">teaspoon</text:span> paprika and 1 <text:span text:style-name="T1">teaspoon</text:span> ground cumin. Give it a good stir, then leave it to cook for another 5 minutes, stirring occasionally.</text:p>
        </text:list-item>
        <text:list-item>
          <text:p text:style-name="P2">Brown the 500g lean minced beef. Turn the heat up a bit, add the meat to the pan and break it up with your spoon or spatula. The mix should sizzle a bit when you add the mince. Keep stirring and prodding for at least 5 minutes, until all the mince is in uniform, mince-sized lumps and there are no more pink bits. Make sure you keep the heat hot enough for the meat to fry and become brown, rather than just stew.</text:p>
        </text:list-item>
        <text:list-item>
          <text:p text:style-name="P2">Mak<text:span text:style-name="T1">e </text:span>the sauce. Crumble 1 beef stock cube into 300ml hot water. Pour this into the pan with the mince mixture. Open 1 can of chopped tomatoes (400g can) and add these as well. Tip in ½ t<text:span text:style-name="T1">ea</text:span>sp<text:span text:style-name="T1">oon</text:span> dried marjoram and 1 <text:span text:style-name="T1">teaspoon </text:span>sugar and add a good shake of salt and pepper. Squirt in about 2 <text:span text:style-name="T2">tablespoon </text:span>tomato purée and stir the sauce well.</text:p>
        </text:list-item>
        <text:list-item>
          <text:p text:style-name="P2">Simmer gently. Bring the whole thing to the boil, give it a good stir and put a lid on the pan. Turn down the heat until it is gently bubbling and leave it for 20 minutes. You should check on the pan occasionally to stir it and make sure the sauce doesn’t catch on the bottom of the pan or isn’t drying out. If it is, add a couple of tablespoons of water and make sure that the heat really is low enough. After simmering gently, the saucy mince mixture should look thick, moist and juicy.</text:p>
        </text:list-item>
        <text:list-item>
          <text:p text:style-name="P2">Bring on the beans. Drain and rinse 1 can of red kidney beans (410g can) in a sieve and stir them into the chilli pot. Bring to the boil again, and gently bubble without the lid for another 10 minutes, adding a little more water if it looks too dry. <text:span text:style-name="T1">R</text:span>eplace the lid, turn off the heat and leave your chilli to stand for 10 minutes before serving, and relax. Leaving your chilli to stand is really important as it allows the flavours to mingle and the me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AU" officeooo:rsid="0010938f" officeooo:paragraph-rsid="0010938f"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Chilli Con Carne</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meta:creation-date>2015-08-24T07:38:43.107829542</meta:creation-date>
    <dc:language>en-AU</dc:language>
    <meta:editing-cycles>7</meta:editing-cycles>
    <meta:editing-duration>PT2M8S</meta:editing-duration>
    <meta:initial-creator>Frank Jung</meta:initial-creator>
    <dc:date>2017-10-07T09:49:44.091899754</dc:date>
    <dc:creator>Frank Jung</dc:creator>
    <meta:document-statistic meta:table-count="0" meta:image-count="0" meta:object-count="0" meta:page-count="1" meta:paragraph-count="23" meta:word-count="513" meta:character-count="2680" meta:non-whitespace-character-count="2194"/>
    <meta:user-defined meta:name="Info 1"/>
    <meta:user-defined meta:name="Info 2"/>
    <meta:user-defined meta:name="Info 3"/>
    <meta:user-defined meta:name="Info 4"/>
  </office:meta>
</office:document-meta>
</file>